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86fe"/>
    </style:style>
    <style:style style:name="P2" style:family="paragraph" style:parent-style-name="Standard">
      <style:paragraph-properties fo:text-align="center" style:justify-single-word="false"/>
      <style:text-properties officeooo:paragraph-rsid="001586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86f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style:font-name="Liberation Serif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officeooo:rsid="00180330"/>
    </style:style>
    <style:style style:name="T7" style:family="text">
      <style:text-properties officeooo:rsid="0019d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2" style:data-style-name="N0">5.02</text:variable-set>: Friction</text:p>
      <text:p text:style-name="P2"/>
      <text:list xml:id="list5404452352321312658" text:style-name="L1">
        <text:list-item>
          <text:p text:style-name="P3">A man pushes a 5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935807863162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34935846469259" text:continue-numbering="true" text:style-name="L1">
        <text:list-item>
          <text:p text:style-name="P3">You are pull<text:span text:style-name="T6">ing</text:span> a 5 kg mass with a force of 15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936612907278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936388195057" text:continue-numbering="true" text:style-name="L1">
        <text:list-item>
          <text:p text:style-name="P3">A 5 kg box is sliding across the floor with a velocity of 4 m/s. <text:s/><text:span text:style-name="T4">m</text:span><text:span text:style-name="T5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936329919960" text:continue-numbering="true" text:style-name="L1">
        <text:list-item>
          <text:p text:style-name="P3"><text:soft-page-break/>A 700 kg car is coasting down a 45<text:span text:style-name="T3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1"/>
      <text:p text:style-name="P1"/>
      <text:list xml:id="list134936391312462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1"/>
      <text:p text:style-name="P1"/>
      <text:list xml:id="list134936292332262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1"/>
      <text:p text:style-name="P1"/>
      <text:list xml:id="list134936069256857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1"/>
      <text:p text:style-name="P1"/>
      <text:list xml:id="list134937865221984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936168174088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1"/>
      <text:p text:style-name="P1"/>
      <text:p text:style-name="P1"/>
      <text:p text:style-name="P1"/>
      <text:p text:style-name="P1"/>
      <text:list xml:id="list134937613875055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937969184825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1"/>
      <text:p text:style-name="P1"/>
      <text:p text:style-name="P1"/>
      <text:list xml:id="list134936922701068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1"/>
      <text:p text:style-name="P1"/>
      <text:p text:style-name="P1"/>
      <text:list xml:id="list134936169785496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9:35.72647207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7:10:14.402858878</meta:creation-date>
    <meta:editing-duration>PT1M21S</meta:editing-duration>
    <meta:editing-cycles>8</meta:editing-cycles>
    <meta:generator>LibreOffice/4.3.7.2$Linux_X86_64 LibreOffice_project/430$Build-2</meta:generator>
    <dc:date>2016-08-19T13:49:35.594697441</dc:date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